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04e8"/>
    </style:style>
    <style:style style:name="P3" style:family="paragraph" style:parent-style-name="Table_20_Contents">
      <style:text-properties officeooo:paragraph-rsid="0019b7e0"/>
    </style:style>
    <style:style style:name="P4" style:family="paragraph" style:parent-style-name="Table_20_Contents">
      <style:text-properties officeooo:paragraph-rsid="001d48d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Caption">
      <style:text-properties officeooo:paragraph-rsid="001704e8"/>
    </style:style>
    <style:style style:name="P7" style:family="paragraph" style:parent-style-name="Azione_20_sistema">
      <style:text-properties officeooo:paragraph-rsid="001704e8"/>
    </style:style>
    <style:style style:name="P8" style:family="paragraph" style:parent-style-name="Table_20_Contents">
      <style:text-properties officeooo:rsid="001704e8" officeooo:paragraph-rsid="001704e8"/>
    </style:style>
    <style:style style:name="T1" style:family="text">
      <style:text-properties officeooo:rsid="001704e8"/>
    </style:style>
    <style:style style:name="T2" style:family="text">
      <style:text-properties officeooo:rsid="0019b7e0"/>
    </style:style>
    <style:style style:name="T3" style:family="text">
      <style:text-properties officeooo:rsid="001a9cf0"/>
    </style:style>
    <style:style style:name="T4" style:family="text">
      <style:text-properties officeooo:rsid="001bb263"/>
    </style:style>
    <style:style style:name="T5" style:family="text">
      <style:text-properties officeooo:rsid="001d48dd"/>
    </style:style>
    <style:style style:name="T6" style:family="text">
      <style:text-properties officeooo:rsid="001f36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<text:span text:style-name="T5">Fallimento </text:span><text:span text:style-name="T6">softwar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8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8">Utente gener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<text:span text:style-name="T6">Il software presenta errori</text:span><text:span text:style-name="T2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0716709" text:style-name="Numerazione_20_UC">
              <text:list-header>
                <text:p text:style-name="Azione_20_attore"/>
              </text:list-header>
              <text:list-item>
                <text:p text:style-name="P7"><text:span text:style-name="T1"><text:s/>Il sistema </text:span><text:span text:style-name="T3">mostra </text:span><text:span text:style-name="T5">una schermata </text:span><text:span text:style-name="T6">di errore</text:span><text:span text:style-name="T5"> dove indica che </text:span><text:span text:style-name="T6">il sistema software</text:span><text:span text:style-name="T5"> del server è </text:span><text:span text:style-name="T6">inutilizzabile causa un errore nel codice</text:span><text:span text:style-name="T5">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<text:span text:style-name="T2"/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8">N/D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/>
          </table:table-cell>
        </table:table-row>
      </table:table>
      <text:p text:style-name="P6"><text:span text:style-name="T1">UC_A_</text:span><text:span text:style-name="T6">60</text:span><text:span text:style-name="T4"> </text:span><text:span text:style-name="T6">Sistema non agibile per cause software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3T18:33:23.43</meta:creation-date>
    <meta:editing-duration>PT30M45S</meta:editing-duration>
    <meta:editing-cycles>4</meta:editing-cycles>
    <meta:generator>LibreOffice/3.6$Windows_x86 LibreOffice_project/da8c1e6-fd468f4-454e206-f42a4a9-143cfd</meta:generator>
    <dc:date>2012-11-04T10:57:45.91</dc:date>
    <meta:document-statistic meta:table-count="1" meta:image-count="0" meta:object-count="0" meta:page-count="1" meta:paragraph-count="15" meta:word-count="58" meta:character-count="385" meta:non-whitespace-character-count="342"/>
  </office:meta>
</office:document-meta>
</file>